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1074ADC91F463E9D7D2.png" manifest:media-type="image/png"/>
  <manifest:file-entry manifest:full-path="Pictures/10000201000003BD0000016BCEC27760AA3B48A4.png" manifest:media-type="image/png"/>
  <manifest:file-entry manifest:full-path="Pictures/1000020100000387000001403CD72AB38FFFA201.png" manifest:media-type="image/png"/>
  <manifest:file-entry manifest:full-path="Pictures/100002010000020500000153B4E810B22570F477.png" manifest:media-type="image/png"/>
  <manifest:file-entry manifest:full-path="Pictures/10000201000002DD0000015CF35CC834274F6374.png" manifest:media-type="image/png"/>
  <manifest:file-entry manifest:full-path="Pictures/100002010000029F0000013F79B00281AFBE7E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0cm" svg:width="17cm" svg:height="8.07cm" draw:z-index="0"><draw:image xlink:href="Pictures/10000201000002DD0000015CF35CC834274F6374.png" xlink:type="simple" xlink:show="embed" xlink:actuate="onLoad" loext:mime-type="image/x-vclgraphic"/></draw:frame></text:p>
      <text:p text:style-name="Standard"><draw:frame draw:style-name="fr2" draw:name="Figura2" text:anchor-type="paragraph" svg:width="17cm" svg:height="8.082cm" draw:z-index="1"><draw:image xlink:href="Pictures/100002010000029F0000013F79B00281AFBE7ECE.png" xlink:type="simple" xlink:show="embed" xlink:actuate="onLoad" loext:mime-type="image/x-vclgraphic"/></draw:frame></text:p>
      <text:p text:style-name="Standard"><draw:frame draw:style-name="fr3" draw:name="Figura3" text:anchor-type="paragraph" svg:width="13.679cm" svg:height="8.969cm" draw:z-index="2"><draw:image xlink:href="Pictures/100002010000020500000153B4E810B22570F477.png" xlink:type="simple" xlink:show="embed" xlink:actuate="onLoad" loext:mime-type="image/x-vclgraphic"/></draw:frame><text:soft-page-break/></text:p>
      <text:p text:style-name="Standard"><draw:frame draw:style-name="fr2" draw:name="Figura4" text:anchor-type="paragraph" svg:width="17cm" svg:height="6.024cm" draw:z-index="3"><draw:image xlink:href="Pictures/1000020100000387000001403CD72AB38FFFA201.png" xlink:type="simple" xlink:show="embed" xlink:actuate="onLoad" loext:mime-type="image/x-vclgraphic"/></draw:frame></text:p>
      <text:p text:style-name="Standard"><draw:frame draw:style-name="fr2" draw:name="Figura5" text:anchor-type="paragraph" svg:width="17cm" svg:height="6.447cm" draw:z-index="4"><draw:image xlink:href="Pictures/10000201000003BD0000016BCEC27760AA3B48A4.png" xlink:type="simple" xlink:show="embed" xlink:actuate="onLoad" loext:mime-type="image/x-vclgraphic"/></draw:frame></text:p>
      <text:p text:style-name="Standard"><draw:frame draw:style-name="fr4" draw:name="Figura6" text:anchor-type="paragraph" svg:width="17cm" svg:height="5.006cm" draw:z-index="5"><draw:image xlink:href="Pictures/100002010000037D000001074ADC91F463E9D7D2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21:30:41.519594669</meta:creation-date>
    <dc:date>2020-05-19T21:33:20.526766069</dc:date>
    <meta:editing-duration>PT16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